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IMA GONZALES ALDEMI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TADO FERNANDEZ, MANUEL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57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IMA GONZALES, ALDEMI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0698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1:35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